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23cm"/>
    </style:style>
    <style:style style:name="co3" style:family="table-column">
      <style:table-column-properties fo:break-before="auto" style:column-width="3.246cm"/>
    </style:style>
    <style:style style:name="co4" style:family="table-column">
      <style:table-column-properties fo:break-before="auto" style:column-width="3.579cm"/>
    </style:style>
    <style:style style:name="co5" style:family="table-column">
      <style:table-column-properties fo:break-before="auto" style:column-width="2.288cm"/>
    </style:style>
    <style:style style:name="co6" style:family="table-column">
      <style:table-column-properties fo:break-before="auto" style:column-width="3.21cm"/>
    </style:style>
    <style:style style:name="co7" style:family="table-column">
      <style:table-column-properties fo:break-before="auto" style:column-width="4.752cm"/>
    </style:style>
    <style:style style:name="co8" style:family="table-column">
      <style:table-column-properties fo:break-before="auto" style:column-width="5.029cm"/>
    </style:style>
    <style:style style:name="co9" style:family="table-column">
      <style:table-column-properties fo:break-before="auto" style:column-width="2.427cm"/>
    </style:style>
    <style:style style:name="co10" style:family="table-column">
      <style:table-column-properties fo:break-before="auto" style:column-width="3.953cm"/>
    </style:style>
    <style:style style:name="co11" style:family="table-column">
      <style:table-column-properties fo:break-before="auto" style:column-width="4.78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table:number-columns-repeated="18"/>
        </table:table-row>
        <table:table-row table:style-name="ro1">
          <table:table-cell office:value-type="string">
            <text:p>infectés</text:p>
          </table:table-cell>
          <table:table-cell table:number-columns-repeated="5"/>
          <table:table-cell office:value-type="string">
            <text:p>sains</text:p>
          </table:table-cell>
          <table:table-cell table:number-columns-repeated="5"/>
          <table:table-cell office:value-type="string">
            <text:p>retraités</text:p>
          </table:table-cell>
          <table:table-cell table:number-columns-repeated="5"/>
        </table:table-row>
        <table:table-row table:style-name="ro2">
          <table:table-cell office:value-type="string">
            <text:p>x</text:p>
          </table:table-cell>
          <table:table-cell office:value-type="string">
            <text:p>hauteur max – y</text:p>
          </table:table-cell>
          <table:table-cell office:value-type="string">
            <text:p>y</text:p>
          </table:table-cell>
          <table:table-cell office:value-type="string">
            <text:p>pour xmax = 25</text:p>
          </table:table-cell>
          <table:table-cell office:value-type="string">
            <text:p>pour ymax = 10**5</text:p>
          </table:table-cell>
          <table:table-cell/>
          <table:table-cell office:value-type="string">
            <text:p>x</text:p>
          </table:table-cell>
          <table:table-cell office:value-type="string">
            <text:p>hauteur max – y</text:p>
          </table:table-cell>
          <table:table-cell office:value-type="string">
            <text:p>y</text:p>
          </table:table-cell>
          <table:table-cell office:value-type="string">
            <text:p>pour xmax = 25</text:p>
          </table:table-cell>
          <table:table-cell office:value-type="string">
            <text:p>pour ymax = 10**5</text:p>
          </table:table-cell>
          <table:table-cell/>
          <table:table-cell office:value-type="string">
            <text:p>x</text:p>
          </table:table-cell>
          <table:table-cell office:value-type="string">
            <text:p>hauteur max – y</text:p>
          </table:table-cell>
          <table:table-cell office:value-type="string">
            <text:p>y</text:p>
          </table:table-cell>
          <table:table-cell office:value-type="string">
            <text:p>pour xmax = 25</text:p>
          </table:table-cell>
          <table:table-cell office:value-type="string">
            <text:p>pour ymax = 10**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75">
            <text:p>575</text:p>
          </table:table-cell>
          <table:table-cell table:formula="of:=575-[.B4]" office:value-type="float" office:value="0">
            <text:p>0</text:p>
          </table:table-cell>
          <table:table-cell table:formula="of:=[.A4]*(25/914)" office:value-type="float" office:value="0">
            <text:p>0</text:p>
          </table:table-cell>
          <table:table-cell table:formula="of:=[.C4]*(10^5/575)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575-[.H4]" office:value-type="float" office:value="575">
            <text:p>575</text:p>
          </table:table-cell>
          <table:table-cell table:formula="of:=[.G4]*(25/914)" office:value-type="float" office:value="0">
            <text:p>0</text:p>
          </table:table-cell>
          <table:table-cell table:formula="of:=[.I4]*(10^5/575)" office:value-type="float" office:value="100000">
            <text:p>100000</text:p>
          </table:table-cell>
          <table:table-cell/>
          <table:table-cell office:value-type="float" office:value="0">
            <text:p>0</text:p>
          </table:table-cell>
          <table:table-cell office:value-type="float" office:value="575">
            <text:p>575</text:p>
          </table:table-cell>
          <table:table-cell table:formula="of:=575-[.N4]" office:value-type="float" office:value="0">
            <text:p>0</text:p>
          </table:table-cell>
          <table:table-cell table:formula="of:=[.M4]*(25/914)" office:value-type="float" office:value="0">
            <text:p>0</text:p>
          </table:table-cell>
          <table:table-cell table:formula="of:=[.O4]*(10^5/575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575">
            <text:p>575</text:p>
          </table:table-cell>
          <table:table-cell table:formula="of:=575-[.B5]" office:value-type="float" office:value="0">
            <text:p>0</text:p>
          </table:table-cell>
          <table:table-cell table:formula="of:=[.A5]*(25/914)" office:value-type="float" office:value="1.01203501094092">
            <text:p>1,0120350109</text:p>
          </table:table-cell>
          <table:table-cell table:formula="of:=[.C5]*(10^5/575)" office:value-type="float" office:value="0">
            <text:p>0</text:p>
          </table:table-cell>
          <table:table-cell/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table:formula="of:=575-[.H5]" office:value-type="float" office:value="575">
            <text:p>575</text:p>
          </table:table-cell>
          <table:table-cell table:formula="of:=[.G5]*(25/914)" office:value-type="float" office:value="1.01203501094092">
            <text:p>1,0120350109</text:p>
          </table:table-cell>
          <table:table-cell table:formula="of:=[.I5]*(10^5/575)" office:value-type="float" office:value="100000">
            <text:p>100000</text:p>
          </table:table-cell>
          <table:table-cell/>
          <table:table-cell office:value-type="float" office:value="37">
            <text:p>37</text:p>
          </table:table-cell>
          <table:table-cell office:value-type="float" office:value="575">
            <text:p>575</text:p>
          </table:table-cell>
          <table:table-cell table:formula="of:=575-[.N5]" office:value-type="float" office:value="0">
            <text:p>0</text:p>
          </table:table-cell>
          <table:table-cell table:formula="of:=[.M5]*(25/914)" office:value-type="float" office:value="1.01203501094092">
            <text:p>1,0120350109</text:p>
          </table:table-cell>
          <table:table-cell table:formula="of:=[.O5]*(10^5/575)" office:value-type="float" office:value="0">
            <text:p>0</text:p>
          </table:table-cell>
          <table:table-cell/>
        </table:table-row>
        <table:table-row table:style-name="ro1">
          <table:table-cell table:formula="of:=[.A5]+37" office:value-type="float" office:value="74">
            <text:p>74</text:p>
          </table:table-cell>
          <table:table-cell office:value-type="float" office:value="575">
            <text:p>575</text:p>
          </table:table-cell>
          <table:table-cell table:formula="of:=575-[.B6]" office:value-type="float" office:value="0">
            <text:p>0</text:p>
          </table:table-cell>
          <table:table-cell table:formula="of:=[.A6]*(25/914)" office:value-type="float" office:value="2.02407002188184">
            <text:p>2,0240700219</text:p>
          </table:table-cell>
          <table:table-cell table:formula="of:=[.C6]*(10^5/575)" office:value-type="float" office:value="0">
            <text:p>0</text:p>
          </table:table-cell>
          <table:table-cell/>
          <table:table-cell table:formula="of:=[.G5]+37" office:value-type="float" office:value="74">
            <text:p>74</text:p>
          </table:table-cell>
          <table:table-cell office:value-type="float" office:value="0">
            <text:p>0</text:p>
          </table:table-cell>
          <table:table-cell table:formula="of:=575-[.H6]" office:value-type="float" office:value="575">
            <text:p>575</text:p>
          </table:table-cell>
          <table:table-cell table:formula="of:=[.G6]*(25/914)" office:value-type="float" office:value="2.02407002188184">
            <text:p>2,0240700219</text:p>
          </table:table-cell>
          <table:table-cell table:formula="of:=[.I6]*(10^5/575)" office:value-type="float" office:value="100000">
            <text:p>100000</text:p>
          </table:table-cell>
          <table:table-cell/>
          <table:table-cell table:formula="of:=[.M5]+37" office:value-type="float" office:value="74">
            <text:p>74</text:p>
          </table:table-cell>
          <table:table-cell office:value-type="float" office:value="575">
            <text:p>575</text:p>
          </table:table-cell>
          <table:table-cell table:formula="of:=575-[.N6]" office:value-type="float" office:value="0">
            <text:p>0</text:p>
          </table:table-cell>
          <table:table-cell table:formula="of:=[.M6]*(25/914)" office:value-type="float" office:value="2.02407002188184">
            <text:p>2,0240700219</text:p>
          </table:table-cell>
          <table:table-cell table:formula="of:=[.O6]*(10^5/575)" office:value-type="float" office:value="0">
            <text:p>0</text:p>
          </table:table-cell>
          <table:table-cell/>
        </table:table-row>
        <table:table-row table:style-name="ro1">
          <table:table-cell table:formula="of:=[.A6]+37" office:value-type="float" office:value="111">
            <text:p>111</text:p>
          </table:table-cell>
          <table:table-cell office:value-type="float" office:value="574">
            <text:p>574</text:p>
          </table:table-cell>
          <table:table-cell table:formula="of:=575-[.B7]" office:value-type="float" office:value="1">
            <text:p>1</text:p>
          </table:table-cell>
          <table:table-cell table:formula="of:=[.A7]*(25/914)" office:value-type="float" office:value="3.03610503282276">
            <text:p>3,0361050328</text:p>
          </table:table-cell>
          <table:table-cell table:formula="of:=[.C7]*(10^5/575)" office:value-type="float" office:value="173.913043478261">
            <text:p>173,9130434783</text:p>
          </table:table-cell>
          <table:table-cell/>
          <table:table-cell table:formula="of:=[.G6]+37" office:value-type="float" office:value="111">
            <text:p>111</text:p>
          </table:table-cell>
          <table:table-cell office:value-type="float" office:value="0">
            <text:p>0</text:p>
          </table:table-cell>
          <table:table-cell table:formula="of:=575-[.H7]" office:value-type="float" office:value="575">
            <text:p>575</text:p>
          </table:table-cell>
          <table:table-cell table:formula="of:=[.G7]*(25/914)" office:value-type="float" office:value="3.03610503282276">
            <text:p>3,0361050328</text:p>
          </table:table-cell>
          <table:table-cell table:formula="of:=[.I7]*(10^5/575)" office:value-type="float" office:value="100000">
            <text:p>100000</text:p>
          </table:table-cell>
          <table:table-cell/>
          <table:table-cell table:formula="of:=[.M6]+37" office:value-type="float" office:value="111">
            <text:p>111</text:p>
          </table:table-cell>
          <table:table-cell office:value-type="float" office:value="574">
            <text:p>574</text:p>
          </table:table-cell>
          <table:table-cell table:formula="of:=575-[.N7]" office:value-type="float" office:value="1">
            <text:p>1</text:p>
          </table:table-cell>
          <table:table-cell table:formula="of:=[.M7]*(25/914)" office:value-type="float" office:value="3.03610503282276">
            <text:p>3,0361050328</text:p>
          </table:table-cell>
          <table:table-cell table:formula="of:=[.O7]*(10^5/575)" office:value-type="float" office:value="173.913043478261">
            <text:p>173,9130434783</text:p>
          </table:table-cell>
          <table:table-cell/>
        </table:table-row>
        <table:table-row table:style-name="ro1">
          <table:table-cell table:formula="of:=[.A7]+37" office:value-type="float" office:value="148">
            <text:p>148</text:p>
          </table:table-cell>
          <table:table-cell office:value-type="float" office:value="574">
            <text:p>574</text:p>
          </table:table-cell>
          <table:table-cell table:formula="of:=575-[.B8]" office:value-type="float" office:value="1">
            <text:p>1</text:p>
          </table:table-cell>
          <table:table-cell table:formula="of:=[.A8]*(25/914)" office:value-type="float" office:value="4.04814004376368">
            <text:p>4,0481400438</text:p>
          </table:table-cell>
          <table:table-cell table:formula="of:=[.C8]*(10^5/575)" office:value-type="float" office:value="173.913043478261">
            <text:p>173,9130434783</text:p>
          </table:table-cell>
          <table:table-cell/>
          <table:table-cell table:formula="of:=[.G7]+37" office:value-type="float" office:value="148">
            <text:p>148</text:p>
          </table:table-cell>
          <table:table-cell office:value-type="float" office:value="3">
            <text:p>3</text:p>
          </table:table-cell>
          <table:table-cell table:formula="of:=575-[.H8]" office:value-type="float" office:value="572">
            <text:p>572</text:p>
          </table:table-cell>
          <table:table-cell table:formula="of:=[.G8]*(25/914)" office:value-type="float" office:value="4.04814004376368">
            <text:p>4,0481400438</text:p>
          </table:table-cell>
          <table:table-cell table:formula="of:=[.I8]*(10^5/575)" office:value-type="float" office:value="99478.2608695652">
            <text:p>99478,2608695652</text:p>
          </table:table-cell>
          <table:table-cell/>
          <table:table-cell table:formula="of:=[.M7]+37" office:value-type="float" office:value="148">
            <text:p>148</text:p>
          </table:table-cell>
          <table:table-cell office:value-type="float" office:value="574">
            <text:p>574</text:p>
          </table:table-cell>
          <table:table-cell table:formula="of:=575-[.N8]" office:value-type="float" office:value="1">
            <text:p>1</text:p>
          </table:table-cell>
          <table:table-cell table:formula="of:=[.M8]*(25/914)" office:value-type="float" office:value="4.04814004376368">
            <text:p>4,0481400438</text:p>
          </table:table-cell>
          <table:table-cell table:formula="of:=[.O8]*(10^5/575)" office:value-type="float" office:value="173.913043478261">
            <text:p>173,9130434783</text:p>
          </table:table-cell>
          <table:table-cell/>
        </table:table-row>
        <table:table-row table:style-name="ro1">
          <table:table-cell table:formula="of:=[.A8]+37" office:value-type="float" office:value="185">
            <text:p>185</text:p>
          </table:table-cell>
          <table:table-cell office:value-type="float" office:value="572">
            <text:p>572</text:p>
          </table:table-cell>
          <table:table-cell table:formula="of:=575-[.B9]" office:value-type="float" office:value="3">
            <text:p>3</text:p>
          </table:table-cell>
          <table:table-cell table:formula="of:=[.A9]*(25/914)" office:value-type="float" office:value="5.0601750547046">
            <text:p>5,0601750547</text:p>
          </table:table-cell>
          <table:table-cell table:formula="of:=[.C9]*(10^5/575)" office:value-type="float" office:value="521.739130434783">
            <text:p>521,7391304348</text:p>
          </table:table-cell>
          <table:table-cell/>
          <table:table-cell table:formula="of:=[.G8]+37" office:value-type="float" office:value="185">
            <text:p>185</text:p>
          </table:table-cell>
          <table:table-cell office:value-type="float" office:value="7">
            <text:p>7</text:p>
          </table:table-cell>
          <table:table-cell table:formula="of:=575-[.H9]" office:value-type="float" office:value="568">
            <text:p>568</text:p>
          </table:table-cell>
          <table:table-cell table:formula="of:=[.G9]*(25/914)" office:value-type="float" office:value="5.0601750547046">
            <text:p>5,0601750547</text:p>
          </table:table-cell>
          <table:table-cell table:formula="of:=[.I9]*(10^5/575)" office:value-type="float" office:value="98782.6086956522">
            <text:p>98782,6086956522</text:p>
          </table:table-cell>
          <table:table-cell/>
          <table:table-cell table:formula="of:=[.M8]+37" office:value-type="float" office:value="185">
            <text:p>185</text:p>
          </table:table-cell>
          <table:table-cell office:value-type="float" office:value="571">
            <text:p>571</text:p>
          </table:table-cell>
          <table:table-cell table:formula="of:=575-[.N9]" office:value-type="float" office:value="4">
            <text:p>4</text:p>
          </table:table-cell>
          <table:table-cell table:formula="of:=[.M9]*(25/914)" office:value-type="float" office:value="5.0601750547046">
            <text:p>5,0601750547</text:p>
          </table:table-cell>
          <table:table-cell table:formula="of:=[.O9]*(10^5/575)" office:value-type="float" office:value="695.652173913043">
            <text:p>695,652173913</text:p>
          </table:table-cell>
          <table:table-cell/>
        </table:table-row>
        <table:table-row table:style-name="ro1">
          <table:table-cell table:formula="of:=[.A9]+37" office:value-type="float" office:value="222">
            <text:p>222</text:p>
          </table:table-cell>
          <table:table-cell office:value-type="float" office:value="570">
            <text:p>570</text:p>
          </table:table-cell>
          <table:table-cell table:formula="of:=575-[.B10]" office:value-type="float" office:value="5">
            <text:p>5</text:p>
          </table:table-cell>
          <table:table-cell table:formula="of:=[.A10]*(25/914)" office:value-type="float" office:value="6.07221006564551">
            <text:p>6,0722100656</text:p>
          </table:table-cell>
          <table:table-cell table:formula="of:=[.C10]*(10^5/575)" office:value-type="float" office:value="869.565217391304">
            <text:p>869,5652173913</text:p>
          </table:table-cell>
          <table:table-cell/>
          <table:table-cell table:formula="of:=[.G9]+37" office:value-type="float" office:value="222">
            <text:p>222</text:p>
          </table:table-cell>
          <table:table-cell office:value-type="float" office:value="11">
            <text:p>11</text:p>
          </table:table-cell>
          <table:table-cell table:formula="of:=575-[.H10]" office:value-type="float" office:value="564">
            <text:p>564</text:p>
          </table:table-cell>
          <table:table-cell table:formula="of:=[.G10]*(25/914)" office:value-type="float" office:value="6.07221006564551">
            <text:p>6,0722100656</text:p>
          </table:table-cell>
          <table:table-cell table:formula="of:=[.I10]*(10^5/575)" office:value-type="float" office:value="98086.9565217391">
            <text:p>98086,9565217391</text:p>
          </table:table-cell>
          <table:table-cell/>
          <table:table-cell table:formula="of:=[.M9]+37" office:value-type="float" office:value="222">
            <text:p>222</text:p>
          </table:table-cell>
          <table:table-cell office:value-type="float" office:value="570">
            <text:p>570</text:p>
          </table:table-cell>
          <table:table-cell table:formula="of:=575-[.N10]" office:value-type="float" office:value="5">
            <text:p>5</text:p>
          </table:table-cell>
          <table:table-cell table:formula="of:=[.M10]*(25/914)" office:value-type="float" office:value="6.07221006564551">
            <text:p>6,0722100656</text:p>
          </table:table-cell>
          <table:table-cell table:formula="of:=[.O10]*(10^5/575)" office:value-type="float" office:value="869.565217391304">
            <text:p>869,5652173913</text:p>
          </table:table-cell>
          <table:table-cell/>
        </table:table-row>
        <table:table-row table:style-name="ro1">
          <table:table-cell table:formula="of:=[.A10]+37" office:value-type="float" office:value="259">
            <text:p>259</text:p>
          </table:table-cell>
          <table:table-cell office:value-type="float" office:value="570">
            <text:p>570</text:p>
          </table:table-cell>
          <table:table-cell table:formula="of:=575-[.B11]" office:value-type="float" office:value="5">
            <text:p>5</text:p>
          </table:table-cell>
          <table:table-cell table:formula="of:=[.A11]*(25/914)" office:value-type="float" office:value="7.08424507658643">
            <text:p>7,0842450766</text:p>
          </table:table-cell>
          <table:table-cell table:formula="of:=[.C11]*(10^5/575)" office:value-type="float" office:value="869.565217391304">
            <text:p>869,5652173913</text:p>
          </table:table-cell>
          <table:table-cell/>
          <table:table-cell table:formula="of:=[.G10]+37" office:value-type="float" office:value="259">
            <text:p>259</text:p>
          </table:table-cell>
          <table:table-cell office:value-type="float" office:value="19">
            <text:p>19</text:p>
          </table:table-cell>
          <table:table-cell table:formula="of:=575-[.H11]" office:value-type="float" office:value="556">
            <text:p>556</text:p>
          </table:table-cell>
          <table:table-cell table:formula="of:=[.G11]*(25/914)" office:value-type="float" office:value="7.08424507658643">
            <text:p>7,0842450766</text:p>
          </table:table-cell>
          <table:table-cell table:formula="of:=[.I11]*(10^5/575)" office:value-type="float" office:value="96695.652173913">
            <text:p>96695,652173913</text:p>
          </table:table-cell>
          <table:table-cell/>
          <table:table-cell table:formula="of:=[.M10]+37" office:value-type="float" office:value="259">
            <text:p>259</text:p>
          </table:table-cell>
          <table:table-cell office:value-type="float" office:value="563">
            <text:p>563</text:p>
          </table:table-cell>
          <table:table-cell table:formula="of:=575-[.N11]" office:value-type="float" office:value="12">
            <text:p>12</text:p>
          </table:table-cell>
          <table:table-cell table:formula="of:=[.M11]*(25/914)" office:value-type="float" office:value="7.08424507658643">
            <text:p>7,0842450766</text:p>
          </table:table-cell>
          <table:table-cell table:formula="of:=[.O11]*(10^5/575)" office:value-type="float" office:value="2086.95652173913">
            <text:p>2086,9565217391</text:p>
          </table:table-cell>
          <table:table-cell/>
        </table:table-row>
        <table:table-row table:style-name="ro1">
          <table:table-cell table:formula="of:=[.A11]+37" office:value-type="float" office:value="296">
            <text:p>296</text:p>
          </table:table-cell>
          <table:table-cell office:value-type="float" office:value="565">
            <text:p>565</text:p>
          </table:table-cell>
          <table:table-cell table:formula="of:=575-[.B12]" office:value-type="float" office:value="10">
            <text:p>10</text:p>
          </table:table-cell>
          <table:table-cell table:formula="of:=[.A12]*(25/914)" office:value-type="float" office:value="8.09628008752735">
            <text:p>8,0962800875</text:p>
          </table:table-cell>
          <table:table-cell table:formula="of:=[.C12]*(10^5/575)" office:value-type="float" office:value="1739.13043478261">
            <text:p>1739,1304347826</text:p>
          </table:table-cell>
          <table:table-cell/>
          <table:table-cell table:formula="of:=[.G11]+37" office:value-type="float" office:value="296">
            <text:p>296</text:p>
          </table:table-cell>
          <table:table-cell office:value-type="float" office:value="35">
            <text:p>35</text:p>
          </table:table-cell>
          <table:table-cell table:formula="of:=575-[.H12]" office:value-type="float" office:value="540">
            <text:p>540</text:p>
          </table:table-cell>
          <table:table-cell table:formula="of:=[.G12]*(25/914)" office:value-type="float" office:value="8.09628008752735">
            <text:p>8,0962800875</text:p>
          </table:table-cell>
          <table:table-cell table:formula="of:=[.I12]*(10^5/575)" office:value-type="float" office:value="93913.0434782609">
            <text:p>93913,0434782609</text:p>
          </table:table-cell>
          <table:table-cell/>
          <table:table-cell table:formula="of:=[.M11]+37" office:value-type="float" office:value="296">
            <text:p>296</text:p>
          </table:table-cell>
          <table:table-cell office:value-type="float" office:value="552">
            <text:p>552</text:p>
          </table:table-cell>
          <table:table-cell table:formula="of:=575-[.N12]" office:value-type="float" office:value="23">
            <text:p>23</text:p>
          </table:table-cell>
          <table:table-cell table:formula="of:=[.M12]*(25/914)" office:value-type="float" office:value="8.09628008752735">
            <text:p>8,0962800875</text:p>
          </table:table-cell>
          <table:table-cell table:formula="of:=[.O12]*(10^5/575)" office:value-type="float" office:value="4000">
            <text:p>4000</text:p>
          </table:table-cell>
          <table:table-cell/>
        </table:table-row>
        <table:table-row table:style-name="ro1">
          <table:table-cell table:formula="of:=[.A12]+37" office:value-type="float" office:value="333">
            <text:p>333</text:p>
          </table:table-cell>
          <table:table-cell office:value-type="float" office:value="557">
            <text:p>557</text:p>
          </table:table-cell>
          <table:table-cell table:formula="of:=575-[.B13]" office:value-type="float" office:value="18">
            <text:p>18</text:p>
          </table:table-cell>
          <table:table-cell table:formula="of:=[.A13]*(25/914)" office:value-type="float" office:value="9.10831509846827">
            <text:p>9,1083150985</text:p>
          </table:table-cell>
          <table:table-cell table:formula="of:=[.C13]*(10^5/575)" office:value-type="float" office:value="3130.4347826087">
            <text:p>3130,4347826087</text:p>
          </table:table-cell>
          <table:table-cell/>
          <table:table-cell table:formula="of:=[.G12]+37" office:value-type="float" office:value="333">
            <text:p>333</text:p>
          </table:table-cell>
          <table:table-cell office:value-type="float" office:value="62">
            <text:p>62</text:p>
          </table:table-cell>
          <table:table-cell table:formula="of:=575-[.H13]" office:value-type="float" office:value="513">
            <text:p>513</text:p>
          </table:table-cell>
          <table:table-cell table:formula="of:=[.G13]*(25/914)" office:value-type="float" office:value="9.10831509846827">
            <text:p>9,1083150985</text:p>
          </table:table-cell>
          <table:table-cell table:formula="of:=[.I13]*(10^5/575)" office:value-type="float" office:value="89217.3913043478">
            <text:p>89217,3913043478</text:p>
          </table:table-cell>
          <table:table-cell/>
          <table:table-cell table:formula="of:=[.M12]+37" office:value-type="float" office:value="333">
            <text:p>333</text:p>
          </table:table-cell>
          <table:table-cell office:value-type="float" office:value="532">
            <text:p>532</text:p>
          </table:table-cell>
          <table:table-cell table:formula="of:=575-[.N13]" office:value-type="float" office:value="43">
            <text:p>43</text:p>
          </table:table-cell>
          <table:table-cell table:formula="of:=[.M13]*(25/914)" office:value-type="float" office:value="9.10831509846827">
            <text:p>9,1083150985</text:p>
          </table:table-cell>
          <table:table-cell table:formula="of:=[.O13]*(10^5/575)" office:value-type="float" office:value="7478.26086956522">
            <text:p>7478,2608695652</text:p>
          </table:table-cell>
          <table:table-cell/>
        </table:table-row>
        <table:table-row table:style-name="ro1">
          <table:table-cell table:formula="of:=[.A13]+37" office:value-type="float" office:value="370">
            <text:p>370</text:p>
          </table:table-cell>
          <table:table-cell office:value-type="float" office:value="549">
            <text:p>549</text:p>
          </table:table-cell>
          <table:table-cell table:formula="of:=575-[.B14]" office:value-type="float" office:value="26">
            <text:p>26</text:p>
          </table:table-cell>
          <table:table-cell table:formula="of:=[.A14]*(25/914)" office:value-type="float" office:value="10.1203501094092">
            <text:p>10,1203501094</text:p>
          </table:table-cell>
          <table:table-cell table:formula="of:=[.C14]*(10^5/575)" office:value-type="float" office:value="4521.73913043478">
            <text:p>4521,7391304348</text:p>
          </table:table-cell>
          <table:table-cell/>
          <table:table-cell table:formula="of:=[.G13]+37" office:value-type="float" office:value="370">
            <text:p>370</text:p>
          </table:table-cell>
          <table:table-cell office:value-type="float" office:value="101">
            <text:p>101</text:p>
          </table:table-cell>
          <table:table-cell table:formula="of:=575-[.H14]" office:value-type="float" office:value="474">
            <text:p>474</text:p>
          </table:table-cell>
          <table:table-cell table:formula="of:=[.G14]*(25/914)" office:value-type="float" office:value="10.1203501094092">
            <text:p>10,1203501094</text:p>
          </table:table-cell>
          <table:table-cell table:formula="of:=[.I14]*(10^5/575)" office:value-type="float" office:value="82434.7826086957">
            <text:p>82434,7826086957</text:p>
          </table:table-cell>
          <table:table-cell/>
          <table:table-cell table:formula="of:=[.M13]+37" office:value-type="float" office:value="370">
            <text:p>370</text:p>
          </table:table-cell>
          <table:table-cell office:value-type="float" office:value="502">
            <text:p>502</text:p>
          </table:table-cell>
          <table:table-cell table:formula="of:=575-[.N14]" office:value-type="float" office:value="73">
            <text:p>73</text:p>
          </table:table-cell>
          <table:table-cell table:formula="of:=[.M14]*(25/914)" office:value-type="float" office:value="10.1203501094092">
            <text:p>10,1203501094</text:p>
          </table:table-cell>
          <table:table-cell table:formula="of:=[.O14]*(10^5/575)" office:value-type="float" office:value="12695.652173913">
            <text:p>12695,652173913</text:p>
          </table:table-cell>
          <table:table-cell/>
        </table:table-row>
        <table:table-row table:style-name="ro1">
          <table:table-cell table:formula="of:=[.A14]+37" office:value-type="float" office:value="407">
            <text:p>407</text:p>
          </table:table-cell>
          <table:table-cell office:value-type="float" office:value="541">
            <text:p>541</text:p>
          </table:table-cell>
          <table:table-cell table:formula="of:=575-[.B15]" office:value-type="float" office:value="34">
            <text:p>34</text:p>
          </table:table-cell>
          <table:table-cell table:formula="of:=[.A15]*(25/914)" office:value-type="float" office:value="11.1323851203501">
            <text:p>11,1323851204</text:p>
          </table:table-cell>
          <table:table-cell table:formula="of:=[.C15]*(10^5/575)" office:value-type="float" office:value="5913.04347826087">
            <text:p>5913,0434782609</text:p>
          </table:table-cell>
          <table:table-cell/>
          <table:table-cell table:formula="of:=[.G14]+37" office:value-type="float" office:value="407">
            <text:p>407</text:p>
          </table:table-cell>
          <table:table-cell office:value-type="float" office:value="150">
            <text:p>150</text:p>
          </table:table-cell>
          <table:table-cell table:formula="of:=575-[.H15]" office:value-type="float" office:value="425">
            <text:p>425</text:p>
          </table:table-cell>
          <table:table-cell table:formula="of:=[.G15]*(25/914)" office:value-type="float" office:value="11.1323851203501">
            <text:p>11,1323851204</text:p>
          </table:table-cell>
          <table:table-cell table:formula="of:=[.I15]*(10^5/575)" office:value-type="float" office:value="73913.0434782609">
            <text:p>73913,0434782609</text:p>
          </table:table-cell>
          <table:table-cell/>
          <table:table-cell table:formula="of:=[.M14]+37" office:value-type="float" office:value="407">
            <text:p>407</text:p>
          </table:table-cell>
          <table:table-cell office:value-type="float" office:value="459">
            <text:p>459</text:p>
          </table:table-cell>
          <table:table-cell table:formula="of:=575-[.N15]" office:value-type="float" office:value="116">
            <text:p>116</text:p>
          </table:table-cell>
          <table:table-cell table:formula="of:=[.M15]*(25/914)" office:value-type="float" office:value="11.1323851203501">
            <text:p>11,1323851204</text:p>
          </table:table-cell>
          <table:table-cell table:formula="of:=[.O15]*(10^5/575)" office:value-type="float" office:value="20173.9130434783">
            <text:p>20173,9130434783</text:p>
          </table:table-cell>
          <table:table-cell/>
        </table:table-row>
        <table:table-row table:style-name="ro1">
          <table:table-cell table:formula="of:=[.A15]+37" office:value-type="float" office:value="444">
            <text:p>444</text:p>
          </table:table-cell>
          <table:table-cell office:value-type="float" office:value="539">
            <text:p>539</text:p>
          </table:table-cell>
          <table:table-cell table:formula="of:=575-[.B16]" office:value-type="float" office:value="36">
            <text:p>36</text:p>
          </table:table-cell>
          <table:table-cell table:formula="of:=[.A16]*(25/914)" office:value-type="float" office:value="12.144420131291">
            <text:p>12,1444201313</text:p>
          </table:table-cell>
          <table:table-cell table:formula="of:=[.C16]*(10^5/575)" office:value-type="float" office:value="6260.86956521739">
            <text:p>6260,8695652174</text:p>
          </table:table-cell>
          <table:table-cell/>
          <table:table-cell table:formula="of:=[.G15]+37" office:value-type="float" office:value="444">
            <text:p>444</text:p>
          </table:table-cell>
          <table:table-cell office:value-type="float" office:value="202">
            <text:p>202</text:p>
          </table:table-cell>
          <table:table-cell table:formula="of:=575-[.H16]" office:value-type="float" office:value="373">
            <text:p>373</text:p>
          </table:table-cell>
          <table:table-cell table:formula="of:=[.G16]*(25/914)" office:value-type="float" office:value="12.144420131291">
            <text:p>12,1444201313</text:p>
          </table:table-cell>
          <table:table-cell table:formula="of:=[.I16]*(10^5/575)" office:value-type="float" office:value="64869.5652173913">
            <text:p>64869,5652173913</text:p>
          </table:table-cell>
          <table:table-cell/>
          <table:table-cell table:formula="of:=[.M15]+37" office:value-type="float" office:value="444">
            <text:p>444</text:p>
          </table:table-cell>
          <table:table-cell office:value-type="float" office:value="511">
            <text:p>511</text:p>
          </table:table-cell>
          <table:table-cell table:formula="of:=575-[.N16]" office:value-type="float" office:value="64">
            <text:p>64</text:p>
          </table:table-cell>
          <table:table-cell table:formula="of:=[.M16]*(25/914)" office:value-type="float" office:value="12.144420131291">
            <text:p>12,1444201313</text:p>
          </table:table-cell>
          <table:table-cell table:formula="of:=[.O16]*(10^5/575)" office:value-type="float" office:value="11130.4347826087">
            <text:p>11130,4347826087</text:p>
          </table:table-cell>
          <table:table-cell/>
        </table:table-row>
        <table:table-row table:style-name="ro1">
          <table:table-cell table:formula="of:=[.A16]+37" office:value-type="float" office:value="481">
            <text:p>481</text:p>
          </table:table-cell>
          <table:table-cell office:value-type="float" office:value="543">
            <text:p>543</text:p>
          </table:table-cell>
          <table:table-cell table:formula="of:=575-[.B17]" office:value-type="float" office:value="32">
            <text:p>32</text:p>
          </table:table-cell>
          <table:table-cell table:formula="of:=[.A17]*(25/914)" office:value-type="float" office:value="13.1564551422319">
            <text:p>13,1564551422</text:p>
          </table:table-cell>
          <table:table-cell table:formula="of:=[.C17]*(10^5/575)" office:value-type="float" office:value="5565.21739130435">
            <text:p>5565,2173913044</text:p>
          </table:table-cell>
          <table:table-cell/>
          <table:table-cell table:formula="of:=[.G16]+37" office:value-type="float" office:value="481">
            <text:p>481</text:p>
          </table:table-cell>
          <table:table-cell office:value-type="float" office:value="247">
            <text:p>247</text:p>
          </table:table-cell>
          <table:table-cell table:formula="of:=575-[.H17]" office:value-type="float" office:value="328">
            <text:p>328</text:p>
          </table:table-cell>
          <table:table-cell table:formula="of:=[.G17]*(25/914)" office:value-type="float" office:value="13.1564551422319">
            <text:p>13,1564551422</text:p>
          </table:table-cell>
          <table:table-cell table:formula="of:=[.I17]*(10^5/575)" office:value-type="float" office:value="57043.4782608696">
            <text:p>57043,4782608696</text:p>
          </table:table-cell>
          <table:table-cell/>
          <table:table-cell table:formula="of:=[.M16]+37" office:value-type="float" office:value="481">
            <text:p>481</text:p>
          </table:table-cell>
          <table:table-cell office:value-type="float" office:value="364">
            <text:p>364</text:p>
          </table:table-cell>
          <table:table-cell table:formula="of:=575-[.N17]" office:value-type="float" office:value="211">
            <text:p>211</text:p>
          </table:table-cell>
          <table:table-cell table:formula="of:=[.M17]*(25/914)" office:value-type="float" office:value="13.1564551422319">
            <text:p>13,1564551422</text:p>
          </table:table-cell>
          <table:table-cell table:formula="of:=[.O17]*(10^5/575)" office:value-type="float" office:value="36695.652173913">
            <text:p>36695,652173913</text:p>
          </table:table-cell>
          <table:table-cell/>
        </table:table-row>
        <table:table-row table:style-name="ro1">
          <table:table-cell table:formula="of:=[.A17]+37" office:value-type="float" office:value="518">
            <text:p>518</text:p>
          </table:table-cell>
          <table:table-cell office:value-type="float" office:value="550">
            <text:p>550</text:p>
          </table:table-cell>
          <table:table-cell table:formula="of:=575-[.B18]" office:value-type="float" office:value="25">
            <text:p>25</text:p>
          </table:table-cell>
          <table:table-cell table:formula="of:=[.A18]*(25/914)" office:value-type="float" office:value="14.1684901531729">
            <text:p>14,1684901532</text:p>
          </table:table-cell>
          <table:table-cell table:formula="of:=[.C18]*(10^5/575)" office:value-type="float" office:value="4347.82608695652">
            <text:p>4347,8260869565</text:p>
          </table:table-cell>
          <table:table-cell/>
          <table:table-cell table:formula="of:=[.G17]+37" office:value-type="float" office:value="518">
            <text:p>518</text:p>
          </table:table-cell>
          <table:table-cell office:value-type="float" office:value="278">
            <text:p>278</text:p>
          </table:table-cell>
          <table:table-cell table:formula="of:=575-[.H18]" office:value-type="float" office:value="297">
            <text:p>297</text:p>
          </table:table-cell>
          <table:table-cell table:formula="of:=[.G18]*(25/914)" office:value-type="float" office:value="14.1684901531729">
            <text:p>14,1684901532</text:p>
          </table:table-cell>
          <table:table-cell table:formula="of:=[.I18]*(10^5/575)" office:value-type="float" office:value="51652.1739130435">
            <text:p>51652,1739130435</text:p>
          </table:table-cell>
          <table:table-cell/>
          <table:table-cell table:formula="of:=[.M17]+37" office:value-type="float" office:value="518">
            <text:p>518</text:p>
          </table:table-cell>
          <table:table-cell office:value-type="float" office:value="323">
            <text:p>323</text:p>
          </table:table-cell>
          <table:table-cell table:formula="of:=575-[.N18]" office:value-type="float" office:value="252">
            <text:p>252</text:p>
          </table:table-cell>
          <table:table-cell table:formula="of:=[.M18]*(25/914)" office:value-type="float" office:value="14.1684901531729">
            <text:p>14,1684901532</text:p>
          </table:table-cell>
          <table:table-cell table:formula="of:=[.O18]*(10^5/575)" office:value-type="float" office:value="43826.0869565217">
            <text:p>43826,0869565217</text:p>
          </table:table-cell>
          <table:table-cell/>
        </table:table-row>
        <table:table-row table:style-name="ro1">
          <table:table-cell table:formula="of:=[.A18]+37" office:value-type="float" office:value="555">
            <text:p>555</text:p>
          </table:table-cell>
          <table:table-cell office:value-type="float" office:value="558">
            <text:p>558</text:p>
          </table:table-cell>
          <table:table-cell table:formula="of:=575-[.B19]" office:value-type="float" office:value="17">
            <text:p>17</text:p>
          </table:table-cell>
          <table:table-cell table:formula="of:=[.A19]*(25/914)" office:value-type="float" office:value="15.1805251641138">
            <text:p>15,1805251641</text:p>
          </table:table-cell>
          <table:table-cell table:formula="of:=[.C19]*(10^5/575)" office:value-type="float" office:value="2956.52173913043">
            <text:p>2956,5217391304</text:p>
          </table:table-cell>
          <table:table-cell/>
          <table:table-cell table:formula="of:=[.G18]+37" office:value-type="float" office:value="555">
            <text:p>555</text:p>
          </table:table-cell>
          <table:table-cell office:value-type="float" office:value="299">
            <text:p>299</text:p>
          </table:table-cell>
          <table:table-cell table:formula="of:=575-[.H19]" office:value-type="float" office:value="276">
            <text:p>276</text:p>
          </table:table-cell>
          <table:table-cell table:formula="of:=[.G19]*(25/914)" office:value-type="float" office:value="15.1805251641138">
            <text:p>15,1805251641</text:p>
          </table:table-cell>
          <table:table-cell table:formula="of:=[.I19]*(10^5/575)" office:value-type="float" office:value="48000">
            <text:p>48000</text:p>
          </table:table-cell>
          <table:table-cell/>
          <table:table-cell table:formula="of:=[.M18]+37" office:value-type="float" office:value="555">
            <text:p>555</text:p>
          </table:table-cell>
          <table:table-cell office:value-type="float" office:value="296">
            <text:p>296</text:p>
          </table:table-cell>
          <table:table-cell table:formula="of:=575-[.N19]" office:value-type="float" office:value="279">
            <text:p>279</text:p>
          </table:table-cell>
          <table:table-cell table:formula="of:=[.M19]*(25/914)" office:value-type="float" office:value="15.1805251641138">
            <text:p>15,1805251641</text:p>
          </table:table-cell>
          <table:table-cell table:formula="of:=[.O19]*(10^5/575)" office:value-type="float" office:value="48521.7391304348">
            <text:p>48521,7391304348</text:p>
          </table:table-cell>
          <table:table-cell/>
        </table:table-row>
        <table:table-row table:style-name="ro1">
          <table:table-cell table:formula="of:=[.A19]+37" office:value-type="float" office:value="592">
            <text:p>592</text:p>
          </table:table-cell>
          <table:table-cell office:value-type="float" office:value="564">
            <text:p>564</text:p>
          </table:table-cell>
          <table:table-cell table:formula="of:=575-[.B20]" office:value-type="float" office:value="11">
            <text:p>11</text:p>
          </table:table-cell>
          <table:table-cell table:formula="of:=[.A20]*(25/914)" office:value-type="float" office:value="16.1925601750547">
            <text:p>16,1925601751</text:p>
          </table:table-cell>
          <table:table-cell table:formula="of:=[.C20]*(10^5/575)" office:value-type="float" office:value="1913.04347826087">
            <text:p>1913,0434782609</text:p>
          </table:table-cell>
          <table:table-cell/>
          <table:table-cell table:formula="of:=[.G19]+37" office:value-type="float" office:value="592">
            <text:p>592</text:p>
          </table:table-cell>
          <table:table-cell office:value-type="float" office:value="314">
            <text:p>314</text:p>
          </table:table-cell>
          <table:table-cell table:formula="of:=575-[.H20]" office:value-type="float" office:value="261">
            <text:p>261</text:p>
          </table:table-cell>
          <table:table-cell table:formula="of:=[.G20]*(25/914)" office:value-type="float" office:value="16.1925601750547">
            <text:p>16,1925601751</text:p>
          </table:table-cell>
          <table:table-cell table:formula="of:=[.I20]*(10^5/575)" office:value-type="float" office:value="45391.3043478261">
            <text:p>45391,3043478261</text:p>
          </table:table-cell>
          <table:table-cell/>
          <table:table-cell table:formula="of:=[.M19]+37" office:value-type="float" office:value="592">
            <text:p>592</text:p>
          </table:table-cell>
          <table:table-cell office:value-type="float" office:value="275">
            <text:p>275</text:p>
          </table:table-cell>
          <table:table-cell table:formula="of:=575-[.N20]" office:value-type="float" office:value="300">
            <text:p>300</text:p>
          </table:table-cell>
          <table:table-cell table:formula="of:=[.M20]*(25/914)" office:value-type="float" office:value="16.1925601750547">
            <text:p>16,1925601751</text:p>
          </table:table-cell>
          <table:table-cell table:formula="of:=[.O20]*(10^5/575)" office:value-type="float" office:value="52173.9130434783">
            <text:p>52173,9130434783</text:p>
          </table:table-cell>
          <table:table-cell/>
        </table:table-row>
        <table:table-row table:style-name="ro1">
          <table:table-cell table:formula="of:=[.A20]+37" office:value-type="float" office:value="629">
            <text:p>629</text:p>
          </table:table-cell>
          <table:table-cell office:value-type="float" office:value="568">
            <text:p>568</text:p>
          </table:table-cell>
          <table:table-cell table:formula="of:=575-[.B21]" office:value-type="float" office:value="7">
            <text:p>7</text:p>
          </table:table-cell>
          <table:table-cell table:formula="of:=[.A21]*(25/914)" office:value-type="float" office:value="17.2045951859956">
            <text:p>17,204595186</text:p>
          </table:table-cell>
          <table:table-cell table:formula="of:=[.C21]*(10^5/575)" office:value-type="float" office:value="1217.39130434783">
            <text:p>1217,3913043478</text:p>
          </table:table-cell>
          <table:table-cell/>
          <table:table-cell table:formula="of:=[.G20]+37" office:value-type="float" office:value="629">
            <text:p>629</text:p>
          </table:table-cell>
          <table:table-cell office:value-type="float" office:value="322">
            <text:p>322</text:p>
          </table:table-cell>
          <table:table-cell table:formula="of:=575-[.H21]" office:value-type="float" office:value="253">
            <text:p>253</text:p>
          </table:table-cell>
          <table:table-cell table:formula="of:=[.G21]*(25/914)" office:value-type="float" office:value="17.2045951859956">
            <text:p>17,204595186</text:p>
          </table:table-cell>
          <table:table-cell table:formula="of:=[.I21]*(10^5/575)" office:value-type="float" office:value="44000">
            <text:p>44000</text:p>
          </table:table-cell>
          <table:table-cell/>
          <table:table-cell table:formula="of:=[.M20]+37" office:value-type="float" office:value="629">
            <text:p>629</text:p>
          </table:table-cell>
          <table:table-cell office:value-type="float" office:value="262">
            <text:p>262</text:p>
          </table:table-cell>
          <table:table-cell table:formula="of:=575-[.N21]" office:value-type="float" office:value="313">
            <text:p>313</text:p>
          </table:table-cell>
          <table:table-cell table:formula="of:=[.M21]*(25/914)" office:value-type="float" office:value="17.2045951859956">
            <text:p>17,204595186</text:p>
          </table:table-cell>
          <table:table-cell table:formula="of:=[.O21]*(10^5/575)" office:value-type="float" office:value="54434.7826086957">
            <text:p>54434,7826086957</text:p>
          </table:table-cell>
          <table:table-cell/>
        </table:table-row>
        <table:table-row table:style-name="ro1">
          <table:table-cell table:formula="of:=[.A21]+37" office:value-type="float" office:value="666">
            <text:p>666</text:p>
          </table:table-cell>
          <table:table-cell office:value-type="float" office:value="570">
            <text:p>570</text:p>
          </table:table-cell>
          <table:table-cell table:formula="of:=575-[.B22]" office:value-type="float" office:value="5">
            <text:p>5</text:p>
          </table:table-cell>
          <table:table-cell table:formula="of:=[.A22]*(25/914)" office:value-type="float" office:value="18.2166301969365">
            <text:p>18,2166301969</text:p>
          </table:table-cell>
          <table:table-cell table:formula="of:=[.C22]*(10^5/575)" office:value-type="float" office:value="869.565217391304">
            <text:p>869,5652173913</text:p>
          </table:table-cell>
          <table:table-cell/>
          <table:table-cell table:formula="of:=[.G21]+37" office:value-type="float" office:value="666">
            <text:p>666</text:p>
          </table:table-cell>
          <table:table-cell office:value-type="float" office:value="327">
            <text:p>327</text:p>
          </table:table-cell>
          <table:table-cell table:formula="of:=575-[.H22]" office:value-type="float" office:value="248">
            <text:p>248</text:p>
          </table:table-cell>
          <table:table-cell table:formula="of:=[.G22]*(25/914)" office:value-type="float" office:value="18.2166301969365">
            <text:p>18,2166301969</text:p>
          </table:table-cell>
          <table:table-cell table:formula="of:=[.I22]*(10^5/575)" office:value-type="float" office:value="43130.4347826087">
            <text:p>43130,4347826087</text:p>
          </table:table-cell>
          <table:table-cell/>
          <table:table-cell table:formula="of:=[.M21]+37" office:value-type="float" office:value="666">
            <text:p>666</text:p>
          </table:table-cell>
          <table:table-cell office:value-type="float" office:value="253">
            <text:p>253</text:p>
          </table:table-cell>
          <table:table-cell table:formula="of:=575-[.N22]" office:value-type="float" office:value="322">
            <text:p>322</text:p>
          </table:table-cell>
          <table:table-cell table:formula="of:=[.M22]*(25/914)" office:value-type="float" office:value="18.2166301969365">
            <text:p>18,2166301969</text:p>
          </table:table-cell>
          <table:table-cell table:formula="of:=[.O22]*(10^5/575)" office:value-type="float" office:value="56000">
            <text:p>56000</text:p>
          </table:table-cell>
          <table:table-cell/>
        </table:table-row>
        <table:table-row table:style-name="ro1">
          <table:table-cell table:formula="of:=[.A22]+37" office:value-type="float" office:value="703">
            <text:p>703</text:p>
          </table:table-cell>
          <table:table-cell office:value-type="float" office:value="573">
            <text:p>573</text:p>
          </table:table-cell>
          <table:table-cell table:formula="of:=575-[.B23]" office:value-type="float" office:value="2">
            <text:p>2</text:p>
          </table:table-cell>
          <table:table-cell table:formula="of:=[.A23]*(25/914)" office:value-type="float" office:value="19.2286652078775">
            <text:p>19,2286652079</text:p>
          </table:table-cell>
          <table:table-cell table:formula="of:=[.C23]*(10^5/575)" office:value-type="float" office:value="347.826086956522">
            <text:p>347,8260869565</text:p>
          </table:table-cell>
          <table:table-cell/>
          <table:table-cell table:formula="of:=[.G22]+37" office:value-type="float" office:value="703">
            <text:p>703</text:p>
          </table:table-cell>
          <table:table-cell office:value-type="float" office:value="330">
            <text:p>330</text:p>
          </table:table-cell>
          <table:table-cell table:formula="of:=575-[.H23]" office:value-type="float" office:value="245">
            <text:p>245</text:p>
          </table:table-cell>
          <table:table-cell table:formula="of:=[.G23]*(25/914)" office:value-type="float" office:value="19.2286652078775">
            <text:p>19,2286652079</text:p>
          </table:table-cell>
          <table:table-cell table:formula="of:=[.I23]*(10^5/575)" office:value-type="float" office:value="42608.6956521739">
            <text:p>42608,6956521739</text:p>
          </table:table-cell>
          <table:table-cell/>
          <table:table-cell table:formula="of:=[.M22]+37" office:value-type="float" office:value="703">
            <text:p>703</text:p>
          </table:table-cell>
          <table:table-cell office:value-type="float" office:value="249">
            <text:p>249</text:p>
          </table:table-cell>
          <table:table-cell table:formula="of:=575-[.N23]" office:value-type="float" office:value="326">
            <text:p>326</text:p>
          </table:table-cell>
          <table:table-cell table:formula="of:=[.M23]*(25/914)" office:value-type="float" office:value="19.2286652078775">
            <text:p>19,2286652079</text:p>
          </table:table-cell>
          <table:table-cell table:formula="of:=[.O23]*(10^5/575)" office:value-type="float" office:value="56695.652173913">
            <text:p>56695,652173913</text:p>
          </table:table-cell>
          <table:table-cell/>
        </table:table-row>
        <table:table-row table:style-name="ro1">
          <table:table-cell table:formula="of:=[.A23]+37" office:value-type="float" office:value="740">
            <text:p>740</text:p>
          </table:table-cell>
          <table:table-cell office:value-type="float" office:value="575">
            <text:p>575</text:p>
          </table:table-cell>
          <table:table-cell table:formula="of:=575-[.B24]" office:value-type="float" office:value="0">
            <text:p>0</text:p>
          </table:table-cell>
          <table:table-cell table:formula="of:=[.A24]*(25/914)" office:value-type="float" office:value="20.2407002188184">
            <text:p>20,2407002188</text:p>
          </table:table-cell>
          <table:table-cell table:formula="of:=[.C24]*(10^5/575)" office:value-type="float" office:value="0">
            <text:p>0</text:p>
          </table:table-cell>
          <table:table-cell/>
          <table:table-cell table:formula="of:=[.G23]+37" office:value-type="float" office:value="740">
            <text:p>740</text:p>
          </table:table-cell>
          <table:table-cell office:value-type="float" office:value="332">
            <text:p>332</text:p>
          </table:table-cell>
          <table:table-cell table:formula="of:=575-[.H24]" office:value-type="float" office:value="243">
            <text:p>243</text:p>
          </table:table-cell>
          <table:table-cell table:formula="of:=[.G24]*(25/914)" office:value-type="float" office:value="20.2407002188184">
            <text:p>20,2407002188</text:p>
          </table:table-cell>
          <table:table-cell table:formula="of:=[.I24]*(10^5/575)" office:value-type="float" office:value="42260.8695652174">
            <text:p>42260,8695652174</text:p>
          </table:table-cell>
          <table:table-cell/>
          <table:table-cell table:formula="of:=[.M23]+37" office:value-type="float" office:value="740">
            <text:p>740</text:p>
          </table:table-cell>
          <table:table-cell office:value-type="float" office:value="247">
            <text:p>247</text:p>
          </table:table-cell>
          <table:table-cell table:formula="of:=575-[.N24]" office:value-type="float" office:value="328">
            <text:p>328</text:p>
          </table:table-cell>
          <table:table-cell table:formula="of:=[.M24]*(25/914)" office:value-type="float" office:value="20.2407002188184">
            <text:p>20,2407002188</text:p>
          </table:table-cell>
          <table:table-cell table:formula="of:=[.O24]*(10^5/575)" office:value-type="float" office:value="57043.4782608696">
            <text:p>57043,4782608696</text:p>
          </table:table-cell>
          <table:table-cell/>
        </table:table-row>
        <table:table-row table:style-name="ro1">
          <table:table-cell table:formula="of:=[.A24]+37" office:value-type="float" office:value="777">
            <text:p>777</text:p>
          </table:table-cell>
          <table:table-cell office:value-type="float" office:value="575">
            <text:p>575</text:p>
          </table:table-cell>
          <table:table-cell table:formula="of:=575-[.B25]" office:value-type="float" office:value="0">
            <text:p>0</text:p>
          </table:table-cell>
          <table:table-cell table:formula="of:=[.A25]*(25/914)" office:value-type="float" office:value="21.2527352297593">
            <text:p>21,2527352298</text:p>
          </table:table-cell>
          <table:table-cell table:formula="of:=[.C25]*(10^5/575)" office:value-type="float" office:value="0">
            <text:p>0</text:p>
          </table:table-cell>
          <table:table-cell/>
          <table:table-cell table:formula="of:=[.G24]+37" office:value-type="float" office:value="777">
            <text:p>777</text:p>
          </table:table-cell>
          <table:table-cell office:value-type="float" office:value="334">
            <text:p>334</text:p>
          </table:table-cell>
          <table:table-cell table:formula="of:=575-[.H25]" office:value-type="float" office:value="241">
            <text:p>241</text:p>
          </table:table-cell>
          <table:table-cell table:formula="of:=[.G25]*(25/914)" office:value-type="float" office:value="21.2527352297593">
            <text:p>21,2527352298</text:p>
          </table:table-cell>
          <table:table-cell table:formula="of:=[.I25]*(10^5/575)" office:value-type="float" office:value="41913.0434782609">
            <text:p>41913,0434782609</text:p>
          </table:table-cell>
          <table:table-cell/>
          <table:table-cell table:formula="of:=[.M24]+37" office:value-type="float" office:value="777">
            <text:p>777</text:p>
          </table:table-cell>
          <table:table-cell office:value-type="float" office:value="245">
            <text:p>245</text:p>
          </table:table-cell>
          <table:table-cell table:formula="of:=575-[.N25]" office:value-type="float" office:value="330">
            <text:p>330</text:p>
          </table:table-cell>
          <table:table-cell table:formula="of:=[.M25]*(25/914)" office:value-type="float" office:value="21.2527352297593">
            <text:p>21,2527352298</text:p>
          </table:table-cell>
          <table:table-cell table:formula="of:=[.O25]*(10^5/575)" office:value-type="float" office:value="57391.3043478261">
            <text:p>57391,3043478261</text:p>
          </table:table-cell>
          <table:table-cell/>
        </table:table-row>
        <table:table-row table:style-name="ro1">
          <table:table-cell table:formula="of:=[.A25]+37" office:value-type="float" office:value="814">
            <text:p>814</text:p>
          </table:table-cell>
          <table:table-cell office:value-type="float" office:value="575">
            <text:p>575</text:p>
          </table:table-cell>
          <table:table-cell table:formula="of:=575-[.B26]" office:value-type="float" office:value="0">
            <text:p>0</text:p>
          </table:table-cell>
          <table:table-cell table:formula="of:=[.A26]*(25/914)" office:value-type="float" office:value="22.2647702407002">
            <text:p>22,2647702407</text:p>
          </table:table-cell>
          <table:table-cell table:formula="of:=[.C26]*(10^5/575)" office:value-type="float" office:value="0">
            <text:p>0</text:p>
          </table:table-cell>
          <table:table-cell/>
          <table:table-cell table:formula="of:=[.G25]+37" office:value-type="float" office:value="814">
            <text:p>814</text:p>
          </table:table-cell>
          <table:table-cell office:value-type="float" office:value="334">
            <text:p>334</text:p>
          </table:table-cell>
          <table:table-cell table:formula="of:=575-[.H26]" office:value-type="float" office:value="241">
            <text:p>241</text:p>
          </table:table-cell>
          <table:table-cell table:formula="of:=[.G26]*(25/914)" office:value-type="float" office:value="22.2647702407002">
            <text:p>22,2647702407</text:p>
          </table:table-cell>
          <table:table-cell table:formula="of:=[.I26]*(10^5/575)" office:value-type="float" office:value="41913.0434782609">
            <text:p>41913,0434782609</text:p>
          </table:table-cell>
          <table:table-cell/>
          <table:table-cell table:formula="of:=[.M25]+37" office:value-type="float" office:value="814">
            <text:p>814</text:p>
          </table:table-cell>
          <table:table-cell office:value-type="float" office:value="243">
            <text:p>243</text:p>
          </table:table-cell>
          <table:table-cell table:formula="of:=575-[.N26]" office:value-type="float" office:value="332">
            <text:p>332</text:p>
          </table:table-cell>
          <table:table-cell table:formula="of:=[.M26]*(25/914)" office:value-type="float" office:value="22.2647702407002">
            <text:p>22,2647702407</text:p>
          </table:table-cell>
          <table:table-cell table:formula="of:=[.O26]*(10^5/575)" office:value-type="float" office:value="57739.1304347826">
            <text:p>57739,1304347826</text:p>
          </table:table-cell>
          <table:table-cell/>
        </table:table-row>
        <table:table-row table:style-name="ro1">
          <table:table-cell table:formula="of:=[.A26]+37" office:value-type="float" office:value="851">
            <text:p>851</text:p>
          </table:table-cell>
          <table:table-cell office:value-type="float" office:value="575">
            <text:p>575</text:p>
          </table:table-cell>
          <table:table-cell table:formula="of:=575-[.B27]" office:value-type="float" office:value="0">
            <text:p>0</text:p>
          </table:table-cell>
          <table:table-cell table:formula="of:=[.A27]*(25/914)" office:value-type="float" office:value="23.2768052516411">
            <text:p>23,2768052516</text:p>
          </table:table-cell>
          <table:table-cell table:formula="of:=[.C27]*(10^5/575)" office:value-type="float" office:value="0">
            <text:p>0</text:p>
          </table:table-cell>
          <table:table-cell/>
          <table:table-cell table:formula="of:=[.G26]+37" office:value-type="float" office:value="851">
            <text:p>851</text:p>
          </table:table-cell>
          <table:table-cell office:value-type="float" office:value="334">
            <text:p>334</text:p>
          </table:table-cell>
          <table:table-cell table:formula="of:=575-[.H27]" office:value-type="float" office:value="241">
            <text:p>241</text:p>
          </table:table-cell>
          <table:table-cell table:formula="of:=[.G27]*(25/914)" office:value-type="float" office:value="23.2768052516411">
            <text:p>23,2768052516</text:p>
          </table:table-cell>
          <table:table-cell table:formula="of:=[.I27]*(10^5/575)" office:value-type="float" office:value="41913.0434782609">
            <text:p>41913,0434782609</text:p>
          </table:table-cell>
          <table:table-cell/>
          <table:table-cell table:formula="of:=[.M26]+37" office:value-type="float" office:value="851">
            <text:p>851</text:p>
          </table:table-cell>
          <table:table-cell office:value-type="float" office:value="243">
            <text:p>243</text:p>
          </table:table-cell>
          <table:table-cell table:formula="of:=575-[.N27]" office:value-type="float" office:value="332">
            <text:p>332</text:p>
          </table:table-cell>
          <table:table-cell table:formula="of:=[.M27]*(25/914)" office:value-type="float" office:value="23.2768052516411">
            <text:p>23,2768052516</text:p>
          </table:table-cell>
          <table:table-cell table:formula="of:=[.O27]*(10^5/575)" office:value-type="float" office:value="57739.1304347826">
            <text:p>57739,1304347826</text:p>
          </table:table-cell>
          <table:table-cell/>
        </table:table-row>
        <table:table-row table:style-name="ro1">
          <table:table-cell table:formula="of:=[.A27]+37" office:value-type="float" office:value="888">
            <text:p>888</text:p>
          </table:table-cell>
          <table:table-cell office:value-type="float" office:value="575">
            <text:p>575</text:p>
          </table:table-cell>
          <table:table-cell table:formula="of:=575-[.B28]" office:value-type="float" office:value="0">
            <text:p>0</text:p>
          </table:table-cell>
          <table:table-cell table:formula="of:=[.A28]*(25/914)" office:value-type="float" office:value="24.2888402625821">
            <text:p>24,2888402626</text:p>
          </table:table-cell>
          <table:table-cell table:formula="of:=[.C28]*(10^5/575)" office:value-type="float" office:value="0">
            <text:p>0</text:p>
          </table:table-cell>
          <table:table-cell/>
          <table:table-cell table:formula="of:=[.G27]+37" office:value-type="float" office:value="888">
            <text:p>888</text:p>
          </table:table-cell>
          <table:table-cell office:value-type="float" office:value="334">
            <text:p>334</text:p>
          </table:table-cell>
          <table:table-cell table:formula="of:=575-[.H28]" office:value-type="float" office:value="241">
            <text:p>241</text:p>
          </table:table-cell>
          <table:table-cell table:formula="of:=[.G28]*(25/914)" office:value-type="float" office:value="24.2888402625821">
            <text:p>24,2888402626</text:p>
          </table:table-cell>
          <table:table-cell table:formula="of:=[.I28]*(10^5/575)" office:value-type="float" office:value="41913.0434782609">
            <text:p>41913,0434782609</text:p>
          </table:table-cell>
          <table:table-cell/>
          <table:table-cell table:formula="of:=[.M27]+37" office:value-type="float" office:value="888">
            <text:p>888</text:p>
          </table:table-cell>
          <table:table-cell office:value-type="float" office:value="243">
            <text:p>243</text:p>
          </table:table-cell>
          <table:table-cell table:formula="of:=575-[.N28]" office:value-type="float" office:value="332">
            <text:p>332</text:p>
          </table:table-cell>
          <table:table-cell table:formula="of:=[.M28]*(25/914)" office:value-type="float" office:value="24.2888402625821">
            <text:p>24,2888402626</text:p>
          </table:table-cell>
          <table:table-cell table:formula="of:=[.O28]*(10^5/575)" office:value-type="float" office:value="57739.1304347826">
            <text:p>57739,1304347826</text:p>
          </table:table-cell>
          <table:table-cell/>
        </table:table-row>
        <table:table-row table:style-name="ro1">
          <table:table-cell office:value-type="float" office:value="914">
            <text:p>914</text:p>
          </table:table-cell>
          <table:table-cell office:value-type="float" office:value="575">
            <text:p>575</text:p>
          </table:table-cell>
          <table:table-cell table:formula="of:=575-[.B29]" office:value-type="float" office:value="0">
            <text:p>0</text:p>
          </table:table-cell>
          <table:table-cell table:formula="of:=[.A29]*(25/914)" office:value-type="float" office:value="25">
            <text:p>25</text:p>
          </table:table-cell>
          <table:table-cell table:formula="of:=[.C29]*(10^5/575)" office:value-type="float" office:value="0">
            <text:p>0</text:p>
          </table:table-cell>
          <table:table-cell/>
          <table:table-cell office:value-type="float" office:value="914">
            <text:p>914</text:p>
          </table:table-cell>
          <table:table-cell office:value-type="float" office:value="334">
            <text:p>334</text:p>
          </table:table-cell>
          <table:table-cell table:formula="of:=575-[.H29]" office:value-type="float" office:value="241">
            <text:p>241</text:p>
          </table:table-cell>
          <table:table-cell table:formula="of:=[.G29]*(25/914)" office:value-type="float" office:value="25">
            <text:p>25</text:p>
          </table:table-cell>
          <table:table-cell table:formula="of:=[.I29]*(10^5/575)" office:value-type="float" office:value="41913.0434782609">
            <text:p>41913,0434782609</text:p>
          </table:table-cell>
          <table:table-cell/>
          <table:table-cell office:value-type="float" office:value="914">
            <text:p>914</text:p>
          </table:table-cell>
          <table:table-cell office:value-type="float" office:value="243">
            <text:p>243</text:p>
          </table:table-cell>
          <table:table-cell table:formula="of:=575-[.N29]" office:value-type="float" office:value="332">
            <text:p>332</text:p>
          </table:table-cell>
          <table:table-cell table:formula="of:=[.M29]*(25/914)" office:value-type="float" office:value="25">
            <text:p>25</text:p>
          </table:table-cell>
          <table:table-cell table:formula="of:=[.O29]*(10^5/575)" office:value-type="float" office:value="57739.1304347826">
            <text:p>57739,1304347826</text:p>
          </table:table-cell>
          <table:table-cell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7">17/06/2018</text:date>, <text:time>13:56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7T13:23:15.92</meta:creation-date>
    <dc:date>2018-06-17T13:56:03.62</dc:date>
    <meta:editing-duration>PT1M57S</meta:editing-duration>
    <meta:editing-cycles>1</meta:editing-cycles>
    <meta:document-statistic meta:table-count="3" meta:cell-count="408" meta:object-count="0"/>
    <meta:generator>OpenOffice/4.1.3$Win32 OpenOffice.org_project/413m1$Build-9783</meta:generator>
  </office:meta>
</office:document-meta>
</file>